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mage</text:p>
          </table:table-cell>
          <table:table-cell office:value-type="string">
            <text:p>pattern</text:p>
          </table:table-cell>
          <table:table-cell office:value-type="string">
            <text:p>centroid_distanc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input/data_test_20240530-2322/memetest10pic/_Bubo__20230315T215620/0.jpg</text:p>
          </table:table-cell>
          <table:table-cell office:value-type="string">
            <text:p>Pattern 1</text:p>
          </table:table-cell>
          <table:table-cell office:value="26.763711056601" office:value-type="float"/>
          <table:table-cell office:value="0.29820166445536583" office:value-type="float"/>
          <table:table-cell office:value="0.21964896346586346" office:value-type="float"/>
          <table:table-cell office:value-type="string">
            <text:p>https://twitter.com/_Bubo_/status/1636124193803698178</text:p>
          </table:table-cell>
        </table:table-row>
        <table:table-row>
          <table:table-cell office:value-type="string">
            <text:p>input/data_test_20240530-2322/memetest10pic/_iamjabir__20230409T222356/0.jpg</text:p>
          </table:table-cell>
          <table:table-cell office:value-type="string">
            <text:p>Pattern 0</text:p>
          </table:table-cell>
          <table:table-cell office:value="30.250149078489123" office:value-type="float"/>
          <table:table-cell office:value="0.711614931270034" office:value-type="float"/>
          <table:table-cell office:value="0.4632317112478961" office:value-type="float"/>
          <table:table-cell office:value-type="string">
            <text:p>https://twitter.com/_iamjabir_/status/1645190836114849794</text:p>
          </table:table-cell>
        </table:table-row>
        <table:table-row>
          <table:table-cell office:value-type="string">
            <text:p>input/data_test_20240530-2322/memetest10pic/_joonpiter__20200330T013009/0.jpg</text:p>
          </table:table-cell>
          <table:table-cell office:value-type="string">
            <text:p>Pattern 1</text:p>
          </table:table-cell>
          <table:table-cell office:value="23.066218832945474" office:value-type="float"/>
          <table:table-cell office:value="0.06700834800069916" office:value-type="float"/>
          <table:table-cell office:value="0.0987879690409246" office:value-type="float"/>
          <table:table-cell office:value-type="string">
            <text:p>https://twitter.com/lobivampires_/status/1620315446317821952</text:p>
          </table:table-cell>
        </table:table-row>
        <table:table-row>
          <table:table-cell office:value-type="string">
            <text:p>input/data_test_20240530-2322/memetest10pic/_joonpiter__20200330T013009/1.jpg</text:p>
          </table:table-cell>
          <table:table-cell office:value-type="string">
            <text:p>Pattern 1</text:p>
          </table:table-cell>
          <table:table-cell office:value="24.325510459776915" office:value-type="float"/>
          <table:table-cell office:value="0.0" office:value-type="float"/>
          <table:table-cell office:value="0.03836649629067587" office:value-type="float"/>
          <table:table-cell office:value-type="string">
            <text:p>https://twitter.com/lobivampires_/status/1620315446317821952</text:p>
          </table:table-cell>
        </table:table-row>
        <table:table-row>
          <table:table-cell office:value-type="string">
            <text:p>input/data_test_20240530-2322/memetest10pic/_LINEFRIENDS_20230323T030130/0.jpg</text:p>
          </table:table-cell>
          <table:table-cell office:value-type="string">
            <text:p>Pattern 1</text:p>
          </table:table-cell>
          <table:table-cell office:value="25.385409083027856" office:value-type="float"/>
          <table:table-cell office:value="0.1352883293324238" office:value-type="float"/>
          <table:table-cell office:value="0.05679950935554967" office:value-type="float"/>
          <table:table-cell office:value-type="string">
            <text:p>https://twitter.com/Garde_Y2E/status/1638748614091501568</text:p>
          </table:table-cell>
        </table:table-row>
        <table:table-row>
          <table:table-cell office:value-type="string">
            <text:p>input/data_test_20240530-2322/memetest10pic/_SHABIL_AHMED__20230307T071354/0.jpg</text:p>
          </table:table-cell>
          <table:table-cell office:value-type="string">
            <text:p>Pattern 1</text:p>
          </table:table-cell>
          <table:table-cell office:value="29.93375987012087" office:value-type="float"/>
          <table:table-cell office:value="0.20530740559433314" office:value-type="float"/>
          <table:table-cell office:value="0.4840711601753272" office:value-type="float"/>
          <table:table-cell office:value-type="string">
            <text:p>https://twitter.com/_SHABIL_AHMED_/status/1633003020878315524</text:p>
          </table:table-cell>
        </table:table-row>
        <table:table-row>
          <table:table-cell office:value-type="string">
            <text:p>input/data_test_20240530-2322/memetest10pic/_showflicks_20230103T213005/0.jpg</text:p>
          </table:table-cell>
          <table:table-cell office:value-type="string">
            <text:p>Pattern 1</text:p>
          </table:table-cell>
          <table:table-cell office:value="29.64617513393267" office:value-type="float"/>
          <table:table-cell office:value="0.29559757725036573" office:value-type="float"/>
          <table:table-cell office:value="0.27691723461432843" office:value-type="float"/>
          <table:table-cell office:value-type="string">
            <text:p>https://twitter.com/_showflicks/status/1610388051485941760</text:p>
          </table:table-cell>
        </table:table-row>
        <table:table-row>
          <table:table-cell office:value-type="string">
            <text:p>input/data_test_20240530-2322/memetest10pic/_Tokenomeme_20230105T103501/0.jpg</text:p>
          </table:table-cell>
          <table:table-cell office:value-type="string">
            <text:p>Pattern 0</text:p>
          </table:table-cell>
          <table:table-cell office:value="23.266003148518273" office:value-type="float"/>
          <table:table-cell office:value="0.8852599773895453" office:value-type="float"/>
          <table:table-cell office:value="0.061072347257213555" office:value-type="float"/>
          <table:table-cell office:value-type="string">
            <text:p>https://twitter.com/_Tokenomeme/status/1610947972103131136</text:p>
          </table:table-cell>
        </table:table-row>
        <table:table-row>
          <table:table-cell office:value-type="string">
            <text:p>input/data_test_20240530-2322/memetest10pic/_Tokenomeme_20230206T103501/0.jpg</text:p>
          </table:table-cell>
          <table:table-cell office:value-type="string">
            <text:p>Pattern 0</text:p>
          </table:table-cell>
          <table:table-cell office:value="22.873793094881037" office:value-type="float"/>
          <table:table-cell office:value="0.9453049777009941" office:value-type="float"/>
          <table:table-cell office:value="0.03478380040047882" office:value-type="float"/>
          <table:table-cell office:value-type="string">
            <text:p>https://twitter.com/_Tokenomeme/status/1622544384003563520</text:p>
          </table:table-cell>
        </table:table-row>
        <table:table-row>
          <table:table-cell office:value-type="string">
            <text:p>input/data_test_20240530-2322/memetest10pic/_Tokenomeme_20230212T150915/0.jpg</text:p>
          </table:table-cell>
          <table:table-cell office:value-type="string">
            <text:p>Pattern 0</text:p>
          </table:table-cell>
          <table:table-cell office:value="22.72820845142121" office:value-type="float"/>
          <table:table-cell office:value="1.0" office:value-type="float"/>
          <table:table-cell office:value="0.0" office:value-type="float"/>
          <table:table-cell office:value-type="string">
            <text:p>https://twitter.com/_Tokenomeme/status/1624787725617442816</text:p>
          </table:table-cell>
        </table:table-row>
        <table:table-row>
          <table:table-cell office:value-type="string">
            <text:p>input/data_test_20240530-2322/memetest10pic/_Tokenomeme_20230305T140124/0.jpg</text:p>
          </table:table-cell>
          <table:table-cell office:value-type="string">
            <text:p>Pattern 0</text:p>
          </table:table-cell>
          <table:table-cell office:value="32.77880131029544" office:value-type="float"/>
          <table:table-cell office:value="0.6008414520186771" office:value-type="float"/>
          <table:table-cell office:value="1.0" office:value-type="float"/>
          <table:table-cell office:value-type="string">
            <text:p>https://twitter.com/salkar21/status/163871149375039078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30T15:29:00.716215</meta:creation-date>
    <dc:date>2024-05-30T15:29:00.717619</dc:date>
    <meta:generator>http://pypi.python.org/pypi/ezodf/0.1.0$Python3.10.6 | packaged by conda-forge | (main, Aug 22 2022, 20:35:26) [GCC 10.4.0]</meta:generator>
    <meta:document-statistic/>
    <meta:editing-cycles>1</meta:editing-cycles>
  </office:meta>
</office:document-meta>
</file>